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bottom"/>
    </style:style>
    <style:style style:name="gr2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3" style:family="graphic" style:parent-style-name="standard">
      <style:graphic-properties draw:textarea-vertical-align="bottom"/>
    </style:style>
    <style:style style:name="gr4" style:family="graphic" style:parent-style-name="standard">
      <style:graphic-properties draw:fill="solid" draw:fill-color="#94bd5e" draw:textarea-vertical-align="middle"/>
    </style:style>
    <style:style style:name="gr5" style:family="graphic" style:parent-style-name="standard">
      <style:graphic-properties draw:fill-color="#94bd5e" draw:fill-image-width="0cm" draw:fill-image-height="0cm" draw:textarea-vertical-align="middle"/>
    </style:style>
    <style:style style:name="gr6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9" style:family="graphic" style:parent-style-name="standard">
      <style:graphic-properties draw:fill="solid" draw:fill-color="#ccffff" draw:textarea-vertical-align="middle"/>
    </style:style>
    <style:style style:name="gr10" style:family="graphic" style:parent-style-name="standard" style:list-style-name="L1">
      <style:graphic-properties draw:fill="solid" draw:fill-color="#ccffff" draw:textarea-vertical-align="middle"/>
    </style:style>
    <style:style style:name="gr11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12" style:family="graphic" style:parent-style-name="standard" style:list-style-name="L1">
      <style:graphic-properties draw:stroke="dash" draw:stroke-dash="Ultrafine_20_2_20_Dots_20_3_20_Dashes" draw:fill="solid" draw:fill-color="#ffcc99" draw:textarea-vertical-align="middle"/>
    </style:style>
    <style:style style:name="gr13" style:family="graphic" style:parent-style-name="standard">
      <style:graphic-properties draw:fill-color="#94bd5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Arial" style:font-family-generic="roman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8cm" svg:height="17.9cm" svg:x="2.4cm" svg:y="5cm">
          <text:p text:style-name="P1"><text:span text:style-name="T1">Trooper (Spring)</text:span></text:p>
        </draw:rect>
        <draw:custom-shape draw:style-name="gr2" draw:text-style-name="P2" draw:layer="layout" svg:width="16.2cm" svg:height="4.4cm" svg:x="2.8cm" svg:y="5.8cm">
          <text:p text:style-name="P2">Socket Listen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3" draw:layer="layout" svg:width="3.9cm" svg:height="2.4cm" svg:x="3.247cm" svg:y="6.522cm">
          <text:p text:style-name="P3"><text:span text:style-name="T2">OIO</text:span></text:p>
        </draw:rect>
        <draw:rect draw:style-name="gr3" draw:text-style-name="P3" draw:layer="layout" svg:width="3.9cm" svg:height="2.4cm" svg:x="14.6cm" svg:y="6.5cm">
          <text:p text:style-name="P3"><text:span text:style-name="T2">Jetty</text:span></text:p>
        </draw:rect>
        <draw:rect draw:style-name="gr4" draw:text-style-name="P4" draw:layer="layout" svg:width="1.6cm" svg:height="1.1cm" svg:x="3.6cm" svg:y="6.8cm">
          <text:p text:style-name="P4"><text:span text:style-name="T3">UDS</text:span></text:p>
        </draw:rect>
        <draw:rect draw:style-name="gr5" draw:text-style-name="P4" draw:layer="layout" svg:width="3.3cm" svg:height="1.1cm" svg:x="14.9cm" svg:y="6.8cm">
          <text:p text:style-name="P4"><text:span text:style-name="T3">Dashboard</text:span></text:p>
        </draw:rect>
        <draw:rect draw:style-name="gr3" draw:text-style-name="P3" draw:layer="layout" svg:width="4.9cm" svg:height="2.4cm" svg:x="8.9cm" svg:y="6.5cm">
          <text:p text:style-name="P3"><text:span text:style-name="T2">Netty</text:span></text:p>
        </draw:rect>
        <draw:rect draw:style-name="gr5" draw:text-style-name="P4" draw:layer="layout" svg:width="1.6cm" svg:height="1.1cm" svg:x="9.1cm" svg:y="6.9cm">
          <text:p text:style-name="P4"><text:span text:style-name="T3">UDS</text:span></text:p>
        </draw:rect>
        <draw:rect draw:style-name="gr4" draw:text-style-name="P4" draw:layer="layout" svg:width="2.5cm" svg:height="1.1cm" svg:x="11cm" svg:y="6.9cm">
          <text:p text:style-name="P4"><text:span text:style-name="T3">TCP / IP</text:span></text:p>
        </draw:rect>
        <draw:custom-shape draw:style-name="gr6" draw:text-style-name="P2" draw:layer="layout" svg:width="10.8cm" svg:height="4.4cm" svg:x="2.9cm" svg:y="10.6cm">
          <text:p text:style-name="P2">Codecs/Prox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3" draw:layer="layout" svg:width="3.4cm" svg:height="1.9cm" svg:x="3.1cm" svg:y="11.7cm">
          <text:p text:style-name="P3"><text:span text:style-name="T2">Command</text:span></text:p>
        </draw:rect>
        <draw:rect draw:style-name="gr7" draw:text-style-name="P3" draw:layer="layout" svg:width="2.1cm" svg:height="1.9cm" svg:x="6.7cm" svg:y="11.7cm">
          <text:p text:style-name="P3"><text:span text:style-name="T2">Http</text:span></text:p>
        </draw:rect>
        <draw:rect draw:style-name="gr7" draw:text-style-name="P3" draw:layer="layout" svg:width="2.101cm" svg:height="1.9cm" svg:x="8.999cm" svg:y="11.699cm">
          <text:p text:style-name="P3"><text:span text:style-name="T2">Thrift</text:span></text:p>
        </draw:rect>
        <draw:custom-shape draw:style-name="gr8" draw:text-style-name="P5" draw:layer="layout" svg:width="12.3cm" svg:height="4.1cm" svg:x="2.8cm" svg:y="17.6cm">
          <text:p text:style-name="P5">Task Handlers (POJ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3" draw:layer="layout" svg:width="2.7cm" svg:height="1.9cm" svg:x="3.6cm" svg:y="18.1cm">
          <text:p text:style-name="P5"><text:span text:style-name="T2">Search</text:span></text:p>
        </draw:rect>
        <draw:rect draw:style-name="gr9" draw:text-style-name="P3" draw:layer="layout" svg:width="2.3cm" svg:height="1.9cm" svg:x="6.6cm" svg:y="18.1cm">
          <text:p text:style-name="P3"><text:span text:style-name="T2">UGC</text:span></text:p>
        </draw:rect>
        <draw:rect draw:style-name="gr10" draw:text-style-name="P6" draw:layer="layout" svg:width="2.7cm" svg:height="1.9cm" svg:x="9.2cm" svg:y="18.1cm">
          <text:p text:style-name="P6">Session</text:p>
        </draw:rect>
        <draw:custom-shape draw:style-name="gr11" draw:text-style-name="P2" draw:layer="layout" svg:width="5cm" svg:height="6.6cm" svg:x="14cm" svg:y="10.6cm">
          <text:p text:style-name="P2"><text:s/>Compon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3" draw:layer="layout" svg:width="3.4cm" svg:height="1.9cm" svg:x="14.5cm" svg:y="11.5cm">
          <text:p text:style-name="P3"><text:span text:style-name="T2">Handler </text:span></text:p>
          <text:p text:style-name="P3"><text:span text:style-name="T2">Registry</text:span></text:p>
        </draw:rect>
        <draw:rect draw:style-name="gr12" draw:text-style-name="P2" draw:layer="layout" svg:width="10.1cm" svg:height="1.9cm" svg:x="3.2cm" svg:y="15.3cm">
          <text:p text:style-name="P2">Hystrix</text:p>
        </draw:rect>
        <draw:rect draw:style-name="gr9" draw:text-style-name="P5" draw:layer="layout" svg:width="2cm" svg:height="1.9cm" svg:x="12.2cm" svg:y="18.1cm">
          <text:p text:style-name="P5">...</text:p>
        </draw:rect>
        <draw:rect draw:style-name="gr7" draw:text-style-name="P5" draw:layer="layout" svg:width="2.101cm" svg:height="1.9cm" svg:x="11.299cm" svg:y="11.698cm">
          <text:p text:style-name="P5">...</text:p>
        </draw:rect>
        <draw:rect draw:style-name="gr13" draw:text-style-name="P5" draw:layer="layout" svg:width="1.6cm" svg:height="1.1cm" svg:x="5.399cm" svg:y="6.799cm">
          <text:p text:style-name="P5">...</text:p>
        </draw:rect>
        <draw:rect draw:style-name="gr7" draw:text-style-name="P3" draw:layer="layout" svg:width="3.4cm" svg:height="1.9cm" svg:x="14.5cm" svg:y="13.6cm">
          <text:p text:style-name="P3"><text:span text:style-name="T2">Handler </text:span></text:p>
          <text:p text:style-name="P3"><text:span text:style-name="T2">Admi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gunath Balasubramanian</meta:initial-creator>
    <meta:creation-date>2013-06-26T15:51:45</meta:creation-date>
    <dc:date>2013-06-26T17:51:47</dc:date>
    <dc:creator>Regunath Balasubramanian</dc:creator>
    <meta:editing-duration>PT1H9M13S</meta:editing-duration>
    <meta:editing-cycles>8</meta:editing-cycles>
    <meta:generator>OpenOffice.org/3.4$Unix OpenOffice.org_project/340m1$Build-9590</meta:generator>
    <meta:document-statistic meta:object-count="24"/>
  </office:meta>
</office:document-meta>
</file>